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.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Maxtime( String max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Record( String name ,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.setBeep( String b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Recor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Dtmfterm( String dtmf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Finalsilence( String finalsil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Modal( String mod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.set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